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6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T1" style:family="text">
      <style:text-properties fo:background-color="#ffff0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P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Rename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user can change the name of an image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4401331267613595632" text:style-name="L1">
              <text:list-item>
                <text:p text:style-name="P6">PhotoBomber is in AlbumView.</text:p>
              </text:list-item>
              <text:list-item>
                <text:p text:style-name="P6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079105674585092339" text:style-name="L2">
              <text:list-item>
                <text:p text:style-name="P7">Image tile displays the new na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2384795127767894448" text:style-name="L3">
              <text:list-item>
                <text:p text:style-name="P8">The user right-clicks on an image tile and clicks the edit (pencil) context menu button.</text:p>
              </text:list-item>
              <text:list-item>
                <text:p text:style-name="P8">A dialog slides down from the title bar.</text:p>
              </text:list-item>
              <text:list-item>
                <text:p text:style-name="P8">(A1 or A2).</text:p>
              </text:list-item>
              <text:list-item>
                <text:p text:style-name="P8">The dialog slides out of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884012395340406613" text:style-name="L4">
              <text:list-item>
                <text:p text:style-name="P9"><text:s/>The user types in a new name in the textbox marked "", and the user presses the enter key (E1).</text:p>
              </text:list-item>
              <text:list-item>
                <text:p text:style-name="P9">The user types in a new name in the textbox marked "", and the user clicks the checkbox button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404175911687357412" text:style-name="L6">
              <text:list-item>
                <text:p text:style-name="P11">The Name entered by the user has invalid characters (as specified in <text:span text:style-name="T1">XX</text:span>) the system displays the message "Image names can only contain letters, numbers and spaces." The image name remains unchanged </text:p>
              </text:list-item>
              <text:list-item>
                <text:p text:style-name="P11">The Name entered by the user is not unique (as specified in <text:span text:style-name="T1">XX</text:span>) the system displays the message "An image in this album already has this name." The image name remains unchanged</text:p>
              </text:list-item>
              <text:list-item>
                <text:p text:style-name="P11">The system cannot rename the image, and displays the message "PhotoBomber failed to change the name of the image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6:02:56.62</dc:date>
    <meta:editing-duration>PT1H6M50S</meta:editing-duration>
    <meta:editing-cycles>36</meta:editing-cycles>
    <meta:generator>OpenOffice.org/3.4$Win32 OpenOffice.org_project/340m1$Build-9590</meta:generator>
    <meta:document-statistic meta:table-count="2" meta:image-count="0" meta:object-count="0" meta:page-count="1" meta:paragraph-count="44" meta:word-count="247" meta:character-count="1397"/>
  </office:meta>
</office:document-meta>
</file>